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ElizabethSerif" svg:font-family="ElizabethSerif, Georgia, serif"/>
    <style:font-face style:name="Inconsolata" svg:font-family="Inconsolata, Courier, monospace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 fo:padding="0in" fo:border-left="none" fo:border-right="none" fo:border-top="none" fo:border-bottom="0.06pt solid #000000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loext:graphic-properties draw:fill="solid" draw:fill-color="#ff7f00" draw:opacity="100%"/>
      <style:paragraph-properties fo:orphans="2" fo:widows="2" fo:background-color="#ff7f00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/>
    </style:style>
    <style:style style:name="P6" style:family="paragraph" style:parent-style-name="Preformatted_20_Text">
      <loext:graphic-properties draw:fill="solid" draw:fill-color="#ff7f00" draw:opacity="100%"/>
      <style:paragraph-properties fo:orphans="2" fo:widows="2" fo:background-color="#ff7f00"/>
      <style:text-properties fo:font-variant="normal" fo:text-transform="none" fo:color="#000000"/>
    </style:style>
    <style:style style:name="P7" style:family="paragraph" style:parent-style-name="Preformatted_20_Text">
      <style:text-properties fo:font-size="11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/>
    </style:style>
    <style:style style:name="P9" style:family="paragraph" style:parent-style-name="Preformatted_20_Text">
      <loext:graphic-properties draw:fill="solid" draw:fill-color="#00cc00" draw:opacity="100%"/>
      <style:paragraph-properties fo:background-color="#00cc00"/>
      <style:text-properties fo:font-size="11pt"/>
    </style:style>
    <style:style style:name="P10" style:family="paragraph" style:parent-style-name="Preformatted_20_Text">
      <loext:graphic-properties draw:fill="solid" draw:fill-color="#ffff00" draw:opacity="100%"/>
      <style:paragraph-properties fo:background-color="#ffff00"/>
      <style:text-properties fo:font-size="11pt"/>
    </style:style>
    <style:style style:name="P11" style:family="paragraph" style:parent-style-name="Preformatted_20_Text">
      <loext:graphic-properties draw:fill="solid" draw:fill-color="#cc9900" draw:opacity="100%"/>
      <style:paragraph-properties fo:background-color="#cc9900"/>
      <style:text-properties fo:font-size="11pt"/>
    </style:style>
    <style:style style:name="P12" style:family="paragraph" style:parent-style-name="Quotations">
      <style:paragraph-properties fo:margin-left="0.3937in" fo:margin-right="0.3937in" fo:margin-top="0in" fo:margin-bottom="0in" loext:contextual-spacing="false" fo:line-height="30%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30%" fo:orphans="2" fo:widows="2" fo:text-indent="0in" style:auto-text-indent="false" fo:padding="0in" fo:border="none"/>
      <style:text-properties fo:font-variant="normal" fo:text-transform="none" fo:color="#222222" style:font-name="ElizabethSerif" fo:font-size="12pt" fo:font-weight="normal"/>
    </style:style>
    <style:style style:name="P14" style:family="paragraph" style:parent-style-name="Normal">
      <style:text-properties fo:font-size="11pt"/>
    </style:style>
    <style:style style:name="P15" style:family="paragraph" style:parent-style-name="Normal">
      <style:text-properties fo:font-size="11pt" style:text-underline-style="solid" style:text-underline-width="auto" style:text-underline-color="font-color"/>
    </style:style>
    <style:style style:name="P16" style:family="paragraph" style:parent-style-name="Normal">
      <loext:graphic-properties draw:fill="solid" draw:fill-color="#ff9999" draw:opacity="100%"/>
      <style:paragraph-properties fo:background-color="#ff9999"/>
      <style:text-properties fo:font-size="11pt" style:text-underline-style="solid" style:text-underline-width="auto" style:text-underline-color="font-color"/>
    </style:style>
    <style:style style:name="P17" style:family="paragraph" style:parent-style-name="Normal">
      <loext:graphic-properties draw:fill="solid" draw:fill-color="#ff99ff" draw:opacity="100%"/>
      <style:paragraph-properties fo:background-color="#ff99ff"/>
      <style:text-properties fo:font-size="11pt" style:text-underline-style="solid" style:text-underline-width="auto" style:text-underline-color="font-color"/>
    </style:style>
    <style:style style:name="P18" style:family="paragraph" style:parent-style-name="Normal">
      <loext:graphic-properties draw:fill="solid" draw:fill-color="#ff9999" draw:opacity="100%"/>
      <style:paragraph-properties fo:background-color="#ff9999"/>
      <style:text-properties fo:font-size="11pt"/>
    </style:style>
    <style:style style:name="P19" style:family="paragraph" style:parent-style-name="Normal">
      <loext:graphic-properties draw:fill="solid" draw:fill-color="#ffffff" draw:opacity="100%"/>
      <style:paragraph-properties fo:background-color="#ffffff"/>
      <style:text-properties fo:font-size="11pt"/>
    </style:style>
    <style:style style:name="P20" style:family="paragraph" style:parent-style-name="Normal">
      <loext:graphic-properties draw:fill="solid" draw:fill-color="#ffffff" draw:opacity="100%"/>
      <style:paragraph-properties fo:background-color="#ffffff"/>
      <style:text-properties fo:font-size="18pt" fo:font-weight="bold"/>
    </style:style>
    <style:style style:name="P21" style:family="paragraph" style:parent-style-name="Normal">
      <style:text-properties fo:font-size="18pt" style:text-underline-style="solid" style:text-underline-width="auto" style:text-underline-color="font-color" fo:font-weight="bold"/>
    </style:style>
    <style:style style:name="P22" style:family="paragraph" style:parent-style-name="Normal">
      <style:text-properties fo:font-size="16pt" fo:font-weight="bold"/>
    </style:style>
    <style:style style:name="P23" style:family="paragraph" style:parent-style-name="Normal">
      <loext:graphic-properties draw:fill="solid" draw:fill-color="#66ff66" draw:opacity="100%"/>
      <style:paragraph-properties fo:background-color="#66ff66"/>
    </style:style>
    <style:style style:name="P24" style:family="paragraph" style:parent-style-name="Normal">
      <style:paragraph-properties fo:padding="0.0291in" fo:border-left="none" fo:border-right="none" fo:border-top="none" fo:border-bottom="0.06pt solid #000000"/>
    </style:style>
    <style:style style:name="P25" style:family="paragraph" style:parent-style-name="Normal">
      <style:paragraph-properties fo:padding="0.0291in" fo:border-left="none" fo:border-right="none" fo:border-top="none" fo:border-bottom="0.06pt solid #000000"/>
      <style:text-properties fo:font-size="18pt" style:text-underline-style="solid" style:text-underline-width="auto" style:text-underline-color="font-color" fo:font-weight="bold"/>
    </style:style>
    <style:style style:name="P26" style:family="paragraph" style:parent-style-name="Normal">
      <style:paragraph-properties fo:padding="0.0291in" fo:border-left="none" fo:border-right="none" fo:border-top="none" fo:border-bottom="0.06pt solid #000000"/>
      <style:text-properties fo:font-size="11pt"/>
    </style:style>
    <style:style style:name="P27" style:family="paragraph" style:parent-style-name="Normal">
      <loext:graphic-properties draw:fill="solid" draw:fill-color="#ff9999" draw:opacity="100%"/>
      <style:paragraph-properties fo:background-color="#ff9999" fo:padding="0.0291in" fo:border-left="none" fo:border-right="none" fo:border-top="none" fo:border-bottom="0.06pt solid #000000"/>
      <style:text-properties fo:font-size="11pt"/>
    </style:style>
    <style:style style:name="P28" style:family="paragraph" style:parent-style-name="Plain_20_Text">
      <loext:graphic-properties draw:fill="solid" draw:fill-color="#ffffff" draw:opacity="100%"/>
      <style:paragraph-properties fo:background-color="#ffffff"/>
      <style:text-properties fo:font-size="11pt"/>
    </style:style>
    <style:style style:name="P29" style:family="paragraph" style:parent-style-name="Normal">
      <loext:graphic-properties draw:fill="solid" draw:fill-color="#ffffff" draw:opacity="100%"/>
      <style:paragraph-properties fo:text-align="start" style:justify-single-word="false" fo:background-color="#ffffff" style:writing-mode="lr-tb"/>
      <style:text-properties fo:font-size="11pt"/>
    </style:style>
    <style:style style:name="P30" style:family="paragraph" style:parent-style-name="Plain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/>
    </style:style>
    <style:style style:name="P31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/>
    </style:style>
    <style:style style:name="P32" style:family="paragraph" style:parent-style-name="Preformatted_20_Text">
      <loext:graphic-properties draw:fill="solid" draw:fill-color="#eff0f1" draw:opacity="100%"/>
      <style:paragraph-properties fo:margin-top="0in" fo:margin-bottom="0in" loext:contextual-spacing="false" fo:text-align="start" style:justify-single-word="false" fo:orphans="2" fo:widows="2" fo:background-color="#eff0f1" fo:padding="0in" fo:border="none"/>
    </style:style>
    <style:style style:name="P33" style:family="paragraph" style:parent-style-name="Preformatted_20_Text">
      <style:paragraph-properties fo:margin-top="0in" fo:margin-bottom="0.1965in" loext:contextual-spacing="false"/>
    </style:style>
    <style:style style:name="P34" style:family="paragraph" style:parent-style-name="Preformatted_20_Text">
      <style:paragraph-properties fo:margin-top="0in" fo:margin-bottom="0.1965in" loext:contextual-spacing="false" fo:orphans="2" fo:widows="2"/>
    </style:style>
    <style:style style:name="P35" style:family="paragraph" style:parent-style-name="Preformatted_20_Text">
      <loext:graphic-properties draw:fill="solid" draw:fill-color="#ffff00" draw:opacity="100%"/>
      <style:paragraph-properties fo:margin-top="0in" fo:margin-bottom="0.1965in" loext:contextual-spacing="false" fo:background-color="#ffff00"/>
      <style:text-properties fo:font-size="11pt"/>
    </style:style>
    <style:style style:name="P36" style:family="paragraph" style:parent-style-name="Preformatted_20_Text">
      <style:paragraph-properties fo:margin-top="0in" fo:margin-bottom="0.1965in" loext:contextual-spacing="false" fo:break-before="page"/>
    </style:style>
    <style:style style:name="P37" style:family="paragraph" style:parent-style-name="Preformatted_20_Text">
      <loext:graphic-properties draw:fill="solid" draw:fill-color="#ffff00" draw:opacity="100%"/>
      <style:paragraph-properties fo:margin-top="0in" fo:margin-bottom="0.1965in" loext:contextual-spacing="false" fo:background-color="#ffff00" fo:padding="0.0291in" fo:border-left="none" fo:border-right="none" fo:border-top="none" fo:border-bottom="0.06pt solid #000000"/>
      <style:text-properties fo:font-size="11pt"/>
    </style:style>
    <style:style style:name="P38" style:family="paragraph" style:parent-style-name="Text_20_body">
      <loext:graphic-properties draw:fill="solid" draw:fill-color="#ffffff" draw:opacity="100%"/>
      <style:paragraph-properties fo:background-color="#ffffff"/>
      <style:text-properties fo:font-size="11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 style:text-underline-style="none" officeooo:rsid="001c5af8" officeooo:paragraph-rsid="001c5af8" fo:background-color="transparent"/>
    </style:style>
    <style:style style:name="P40" style:family="paragraph" style:parent-style-name="Normal">
      <loext:graphic-properties draw:fill="solid" draw:fill-color="#ffffff" draw:opacity="100%"/>
      <style:paragraph-properties fo:background-color="#ffffff"/>
      <style:text-properties fo:font-size="18pt" fo:font-weight="bold"/>
    </style:style>
    <style:style style:name="P41" style:family="paragraph" style:parent-style-name="Normal">
      <loext:graphic-properties draw:fill="solid" draw:fill-color="#ffffff" draw:opacity="100%"/>
      <style:paragraph-properties fo:background-color="#ffffff"/>
      <style:text-properties style:font-name="Liberation Serif" fo:font-size="11pt" style:text-underline-style="solid" style:text-underline-width="auto" style:text-underline-color="font-color"/>
    </style:style>
    <style:style style:name="P42" style:family="paragraph" style:parent-style-name="Normal">
      <loext:graphic-properties draw:fill="solid" draw:fill-color="#ffffff" draw:opacity="100%"/>
      <style:paragraph-properties fo:background-color="#ffffff"/>
      <style:text-properties style:font-name="Liberation Serif" fo:font-size="11pt" style:text-underline-style="solid" style:text-underline-width="auto" style:text-underline-color="font-color" fo:background-color="#f58220"/>
    </style:style>
    <style:style style:name="P43" style:family="paragraph" style:parent-style-name="Normal">
      <loext:graphic-properties draw:fill="solid" draw:fill-color="#ffffff" draw:opacity="100%"/>
      <style:paragraph-properties fo:background-color="#ffffff"/>
      <style:text-properties style:font-name="Liberation Serif" fo:font-size="11pt"/>
    </style:style>
    <style:style style:name="P44" style:family="paragraph" style:parent-style-name="Normal">
      <style:text-properties fo:font-size="11pt" fo:background-color="#f58220"/>
    </style:style>
    <style:style style:name="P45" style:family="paragraph" style:parent-style-name="Normal">
      <loext:graphic-properties draw:fill="solid" draw:fill-color="#ffffff" draw:opacity="100%"/>
      <style:paragraph-properties fo:background-color="#ffffff"/>
      <style:text-properties fo:font-size="11pt" fo:background-color="#f58220"/>
    </style:style>
    <style:style style:name="P46" style:family="paragraph" style:parent-style-name="Normal">
      <loext:graphic-properties draw:fill="solid" draw:fill-color="#ffff00" draw:opacity="100%"/>
      <style:paragraph-properties fo:background-color="#ffff00"/>
      <style:text-properties fo:font-size="11pt" fo:background-color="#f58220"/>
    </style:style>
    <style:style style:name="P47" style:family="paragraph" style:parent-style-name="Normal">
      <loext:graphic-properties draw:fill="solid" draw:fill-color="#ff9999" draw:opacity="100%"/>
      <style:paragraph-properties fo:background-color="#ff9999"/>
      <style:text-properties fo:font-size="11pt" fo:background-color="#f58220"/>
    </style:style>
    <style:style style:name="P48" style:family="paragraph" style:parent-style-name="Normal">
      <style:text-properties fo:font-size="11pt" style:text-underline-style="solid" style:text-underline-width="auto" style:text-underline-color="font-color" fo:background-color="#f58220"/>
    </style:style>
    <style:style style:name="P49" style:family="paragraph" style:parent-style-name="Normal">
      <loext:graphic-properties draw:fill="solid" draw:fill-color="#ff9999" draw:opacity="100%"/>
      <style:paragraph-properties fo:background-color="#ff9999"/>
      <style:text-properties fo:font-size="11pt" style:text-underline-style="solid" style:text-underline-width="auto" style:text-underline-color="font-color" fo:background-color="#f58220"/>
    </style:style>
    <style:style style:name="P50" style:family="paragraph" style:parent-style-name="Normal">
      <loext:graphic-properties draw:fill="solid" draw:fill-color="#ffffff" draw:opacity="100%"/>
      <style:paragraph-properties fo:text-align="start" style:justify-single-word="false" fo:background-color="#ffffff" style:writing-mode="lr-tb"/>
      <style:text-properties style:font-name="Liberation Serif" fo:font-size="11pt"/>
    </style:style>
    <style:style style:name="P51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 style:text-underline-style="solid" style:text-underline-width="auto" style:text-underline-color="font-color" fo:background-color="#f68e76"/>
    </style:style>
    <style:style style:name="P52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 style:text-underline-style="solid" style:text-underline-width="auto" style:text-underline-color="font-color" officeooo:rsid="001c5af8" officeooo:paragraph-rsid="001c5af8" fo:background-color="#f68e76"/>
    </style:style>
    <style:style style:name="P53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 style:text-underline-style="solid" style:text-underline-width="auto" style:text-underline-color="font-color" officeooo:rsid="001c5af8" officeooo:paragraph-rsid="001c5af8" fo:background-color="#f58220"/>
    </style:style>
    <style:style style:name="P54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 style:text-underline-style="solid" style:text-underline-width="auto" style:text-underline-color="font-color" fo:background-color="#f58220"/>
    </style:style>
    <style:style style:name="P55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/>
      <style:text-properties fo:font-size="11pt" style:text-underline-style="none" officeooo:rsid="001c5af8" officeooo:paragraph-rsid="001c5af8" fo:background-color="transparent"/>
    </style:style>
    <style:style style:name="P56" style:family="paragraph" style:parent-style-name="Normal">
      <loext:graphic-properties draw:fill="solid" draw:fill-color="#ffffff" draw:opacity="100%"/>
      <style:paragraph-properties fo:margin-top="0in" fo:margin-bottom="0in" loext:contextual-spacing="false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size="11pt" officeooo:paragraph-rsid="001c5af8"/>
    </style:style>
    <style:style style:name="P57" style:family="paragraph" style:parent-style-name="Plain_20_Text">
      <loext:graphic-properties draw:fill="solid" draw:fill-color="#ffffff" draw:opacity="100%"/>
      <style:paragraph-properties fo:background-color="#ffffff"/>
      <style:text-properties style:font-name="Liberation Serif" fo:font-size="11pt"/>
    </style:style>
    <style:style style:name="P58" style:family="paragraph" style:parent-style-name="Plain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style:font-name="Liberation Serif" fo:font-size="11pt"/>
    </style:style>
    <style:style style:name="P59" style:family="paragraph" style:parent-style-name="Plain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style:font-name="Liberation Serif" fo:font-size="11pt" style:text-underline-style="solid" style:text-underline-width="auto" style:text-underline-color="font-color" fo:background-color="#f58220"/>
    </style:style>
    <style:style style:name="T1" style:family="text">
      <style:text-properties fo:font-variant="normal" fo:text-transform="none" fo:color="#222222" style:font-name="ElizabethSerif" fo:font-size="12pt" fo:font-weight="normal"/>
    </style:style>
    <style:style style:name="T2" style:family="text">
      <style:text-properties fo:font-variant="normal" fo:text-transform="none" fo:color="#222222" style:font-name="ElizabethSerif" fo:font-size="12pt" fo:font-weight="normal" fo:background-color="#f58220" loext:char-shading-value="0"/>
    </style:style>
    <style:style style:name="T3" style:family="text">
      <style:text-properties fo:font-variant="normal" fo:text-transform="none" fo:color="#222222" style:font-name="ElizabethSerif" fo:font-size="12pt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22222" style:font-name="ElizabethSerif" fo:font-size="12pt" style:text-underline-style="solid" style:text-underline-width="auto" style:text-underline-color="font-color" fo:font-weight="normal" fo:background-color="#f58220" loext:char-shading-value="0"/>
    </style:style>
    <style:style style:name="T5" style:family="text">
      <style:text-properties fo:font-variant="normal" fo:text-transform="none" fo:color="#222222" style:font-name="ElizabethSerif" fo:font-size="12pt" fo:font-weight="bold"/>
    </style:style>
    <style:style style:name="T6" style:family="text">
      <style:text-properties fo:font-variant="normal" fo:text-transform="none" fo:color="#222222" style:font-name="ElizabethSerif" fo:font-size="12pt" fo:font-weight="bold" fo:background-color="#f58220" loext:char-shading-value="0"/>
    </style:style>
    <style:style style:name="T7" style:family="text">
      <style:text-properties fo:font-variant="normal" fo:text-transform="none" fo:color="#222222" style:font-name="ElizabethSerif" fo:font-size="9.69999980926514pt" fo:font-weight="normal"/>
    </style:style>
    <style:style style:name="T8" style:family="text">
      <style:text-properties fo:font-variant="normal" fo:text-transform="none" fo:color="#333333" style:font-name="Inconsolata" fo:font-size="12pt" fo:font-weight="normal"/>
    </style:style>
    <style:style style:name="T9" style:family="text">
      <style:text-properties fo:font-variant="normal" fo:text-transform="none" fo:color="#333333" style:font-name="Inconsolata" fo:font-size="12pt" fo:font-weight="bold"/>
    </style:style>
    <style:style style:name="T10" style:family="text">
      <style:text-properties fo:font-variant="normal" fo:text-transform="none" fo:color="#000000" style:font-name="Verdana" fo:font-size="10pt" fo:font-weight="bold"/>
    </style:style>
    <style:style style:name="T11" style:family="text">
      <style:text-properties fo:font-variant="normal" fo:text-transform="none" fo:color="#000000" style:font-name="Verdana" fo:font-size="10pt" fo:font-weight="bold" fo:background-color="#f58220" loext:char-shading-value="0"/>
    </style:style>
    <style:style style:name="T12" style:family="text">
      <style:text-properties fo:font-variant="normal" fo:text-transform="none" fo:color="#000000" style:font-name="Consolas" fo:font-size="12pt" fo:font-weight="bold"/>
    </style:style>
    <style:style style:name="T13" style:family="text">
      <style:text-properties fo:font-variant="normal" fo:text-transform="none" fo:color="#111111" style:font-name="Consolas" fo:font-size="9.69999980926514pt" fo:font-weight="normal"/>
    </style:style>
    <style:style style:name="T14" style:family="text">
      <style:text-properties fo:font-variant="normal" fo:text-transform="none" fo:color="#111111" style:font-name="Consolas" fo:font-size="9.75pt" fo:font-weight="normal"/>
    </style:style>
    <style:style style:name="T15" style:family="text">
      <style:text-properties fo:font-variant="normal" fo:text-transform="none" fo:color="#242729" style:font-name="Consolas" fo:font-size="9.75pt" fo:font-weight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background-color="#f68e76" loext:char-shading-value="0"/>
    </style:style>
    <style:style style:name="T18" style:family="text">
      <style:text-properties fo:font-size="11pt" style:text-underline-style="solid" style:text-underline-width="auto" style:text-underline-color="font-color"/>
    </style:style>
    <style:style style:name="T19" style:family="text">
      <style:text-properties fo:font-weight="normal"/>
    </style:style>
    <style:style style:name="T20" style:family="text">
      <style:text-properties fo:font-size="15pt" fo:font-weight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style:text-underline-style="solid" style:text-underline-width="auto" style:text-underline-color="font-color"/>
    </style:style>
    <style:style style:name="T23" style:family="text">
      <style:text-properties fo:color="#000000" style:font-name="Liberation Serif" fo:font-size="12pt" fo:language="en" fo:country="US" style:text-underline-style="solid" style:text-underline-width="auto" style:text-underline-color="font-color" fo:font-weight="normal"/>
    </style:style>
    <style:style style:name="T24" style:family="text">
      <style:text-properties fo:color="#000000" style:font-name="Liberation Serif" fo:font-size="12pt" fo:language="en" fo:country="US" fo:font-weight="normal"/>
    </style:style>
    <style:style style:name="T25" style:family="text">
      <style:text-properties fo:background-color="#f68e76" loext:char-shading-value="0"/>
    </style:style>
    <style:style style:name="T26" style:family="text">
      <style:text-properties fo:background-color="#f58220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6"><text:span text:style-name="Source_20_Text_5f_text"><text:span text:style-name="T20">Time Codes</text:span></text:span></text:p>
        <text:p text:style-name="P33"><text:span text:style-name="Source_20_Text_5f_text">%a <text:s/>%d <text:s/>%b <text:s/>%Y <text:s/>%n %I:%M %p <text:s/>%Z</text:span></text:p>
        <text:p text:style-name="P33"><text:span text:style-name="Source_20_Text_5f_text">%a %Y-%m-%d %I:%M %P</text:span></text:p>
        <text:p text:style-name="Normal">%a %d %b, %I:%M %P </text:p>
        <text:p text:style-name="Normal"/>
        <text:p text:style-name="Normal">%a %d-%b-%Y <text:s text:c="2"/>%I:%M %P</text:p>
        <text:p text:style-name="Normal"/>
        <text:p text:style-name="P24">%d-%b-%Y %a <text:s/>%I:%M %P</text:p>
        <text:p text:style-name="Normal"/>
        <text:p text:style-name="Normal"/>
        <text:p text:style-name="P7">%% <text:s text:c="2"/>a literal %</text:p>
        <text:p text:style-name="P10">%a <text:s text:c="2"/>locale's abbreviated weekday name (e.g., Sun)</text:p>
        <text:p text:style-name="P11">%A <text:s text:c="2"/>locale's full weekday name (e.g., Sunday)</text:p>
        <text:p text:style-name="P10">%b <text:s text:c="2"/>locale's abbreviated month name (e.g., Jan)</text:p>
        <text:p text:style-name="P11">%B <text:s text:c="2"/>locale's full month name (e.g., January)</text:p>
        <text:p text:style-name="P7">%c <text:s text:c="2"/>locale's date and time (e.g., Thu Mar <text:s/>3 23:05:25 2005)</text:p>
        <text:p text:style-name="P7">%C <text:s text:c="2"/>century; like %Y, except omit last two digits (e.g., 21)</text:p>
        <text:p text:style-name="P10">%d <text:s text:c="2"/>day of month (e.g, 01)</text:p>
        <text:p text:style-name="P7">%D <text:s text:c="2"/>date; same as %m/%d/%y</text:p>
        <text:p text:style-name="P7">%e <text:s text:c="2"/>day of month, space padded; same as %_d</text:p>
        <text:p text:style-name="P7">%F <text:s text:c="2"/>full date; same as %Y-%m-%d</text:p>
        <text:p text:style-name="P7">%g <text:s text:c="2"/>last two digits of year of ISO week number (see %G)</text:p>
        <text:p text:style-name="P7">%G <text:s text:c="2"/>year of ISO week number (see %V); normally useful only with %V</text:p>
        <text:p text:style-name="P7">%h <text:s text:c="2"/>same as %b</text:p>
        <text:p text:style-name="P11">%H <text:s text:c="2"/>hour (00..23)</text:p>
        <text:p text:style-name="P10">%I <text:s text:c="2"/>hour (01..12)</text:p>
        <text:p text:style-name="P7">%j <text:s text:c="2"/>day of year (001..366)</text:p>
        <text:p text:style-name="P7">%k <text:s text:c="2"/>hour ( 0..23)</text:p>
        <text:p text:style-name="P7">%l <text:s text:c="2"/>hour ( 1..12)</text:p>
        <text:p text:style-name="P7">%m <text:s text:c="2"/>month (01..12)</text:p>
        <text:p text:style-name="P7">%M <text:s text:c="2"/>minute (00..59)</text:p>
        <text:p text:style-name="P9">%n <text:s text:c="2"/>a newline (Date over time/or time over Date)</text:p>
        <text:p text:style-name="P7">%p <text:s text:c="2"/>locale's equivalent of either AM or PM; blank if not known</text:p>
        <text:p text:style-name="P7">%P <text:s text:c="2"/>like %p, but lower case</text:p>
        <text:p text:style-name="P10">%r <text:s text:c="2"/>locale's 12-hour clock time (e.g., 11:11:04 PM)</text:p>
        <text:p text:style-name="P11">%R <text:s text:c="2"/>24-hour hour and minute; same as %H:%M</text:p>
        <text:p text:style-name="P7">%s <text:s text:c="2"/>seconds since 1970-01-01 00:00:00 UTC</text:p>
        <text:p text:style-name="P7">%S <text:s text:c="2"/>second (00..60)</text:p>
        <text:p text:style-name="P7">%t <text:s text:c="2"/>a tab</text:p>
        <text:p text:style-name="P11">%T <text:s text:c="2"/>time; same as %H:%M:%S</text:p>
        <text:p text:style-name="P7">%u <text:s text:c="2"/>day of week (1..7); 1 is Monday</text:p>
        <text:p text:style-name="P7">%U <text:s text:c="2"/>week number of year, with Sunday as first day of week (00..53)</text:p>
        <text:p text:style-name="P7">%V <text:s text:c="2"/>ISO week number, with Monday as first day of week (01..53)</text:p>
        <text:p text:style-name="P7">%w <text:s text:c="2"/>day of week (0..6); 0 is Sunday</text:p>
        <text:p text:style-name="P7">%W <text:s text:c="2"/>week number of year, with Monday as first day of week (00..53)</text:p>
        <text:p text:style-name="P7">%x <text:s text:c="2"/>locale's date representation (e.g., 12/31/99)</text:p>
        <text:p text:style-name="P7">%X <text:s text:c="2"/>locale's time representation (e.g., 23:13:48)</text:p>
        <text:p text:style-name="P11">%y <text:s text:c="2"/>last two digits of year (00..99)</text:p>
        <text:p text:style-name="P10">%Y <text:s text:c="2"/>year</text:p>
        <text:p text:style-name="P11">%z <text:s text:c="2"/>+hhmm numeric timezone (e.g., -0400)</text:p>
        <text:p text:style-name="P35"><text:soft-page-break/>%Z <text:s text:c="2"/>alphabetic time zone abbreviation (e.g., EDT)</text:p>
        <text:p text:style-name="P37"/>
        <text:p text:style-name="P35"/>
        <text:p text:style-name="P22">BASH codes for changing the color and other cool stuff</text:p>
        <text:p text:style-name="P22"/>
        <text:p text:style-name="P49"># in a terminal enter</text:p>
        <text:p text:style-name="P14">nano ~/.bashrc</text:p>
        <text:p text:style-name="P14"/>
        <text:p text:style-name="P14"/>
        <text:p text:style-name="P47"># <text:span text:style-name="T16">then in nano scroll <text:s/>to the bottom and enter</text:span></text:p>
        <text:p text:style-name="P49"># this will not work in ZSH. (nano ~/.zshrc) It only works in BASH</text:p>
        <text:p text:style-name="P14">export PS1="\$(tput bold)\[$(tput setaf 3)\]\u@\h:\w $ \[$(tput sgr0)\]"</text:p>
        <text:p text:style-name="P14"/>
        <text:p text:style-name="P17"># you can change the number 3 to 0-7 for different colors. But yellow (3) the best choice if you are using </text:p>
        <text:p text:style-name="P17"># Mint. if you are not using Mint, any color will do.</text:p>
        <text:p text:style-name="P17"/>
        <text:p text:style-name="P23"><text:span text:style-name="T18"># 0=Black. 1=Red. 2=green. 3=Yellow. 4=Blue. 5=</text:span><text:span text:style-name="T16">Magenta. 6=Cyan. 7=White.</text:span></text:p>
        <text:p text:style-name="P18"/>
        <text:p text:style-name="P49"># save and exit nano</text:p>
        <text:p text:style-name="P49"># your done! open another terminal to see your name yellow! </text:p>
        <text:p text:style-name="P19"/>
        <text:p text:style-name="P16"><text:span text:style-name="T26"># also you can enter these keybord shortcuts in the same place <text:s text:c="3"/></text:span><text:s text:c="9"/></text:p>
        <text:p text:style-name="P19">nano ~/.bashrc</text:p>
        <text:p text:style-name="P16"/>
        <text:p text:style-name="P49"># or</text:p>
        <text:p text:style-name="P19">nano ~/.zshrc</text:p>
        <text:p text:style-name="P16"/>
        <text:p text:style-name="P49"># then cut and past this at the bottom of the list.</text:p>
        <text:p text:style-name="P19">alias l="ls"</text:p>
        <text:p text:style-name="P19">alias ll="ls -l -a"</text:p>
        <text:p text:style-name="P19">alias la="ls -a"</text:p>
        <text:p text:style-name="P19">alias update="sudo pacman -Syu"</text:p>
        <text:p text:style-name="P19">alias pac="sudo pacman -S"</text:p>
        <text:p text:style-name="P19">alias cls="clear"</text:p>
        <text:p text:style-name="P19">alias ex="exit"</text:p>
        <text:p text:style-name="P19">alias x="exit"</text:p>
        <text:p text:style-name="P19">alias c="clear"</text:p>
        <text:p text:style-name="P26"/>
        <text:p text:style-name="P14"/>
        <text:p text:style-name="P14"/>
        <text:p text:style-name="P14"/>
        <text:p text:style-name="P21">cool affects when opening a terminal</text:p>
        <text:p text:style-name="P48"/>
        <text:p text:style-name="P49"># in a terminal enter</text:p>
        <text:p text:style-name="P14">sudo apt-get update</text:p>
        <text:p text:style-name="P14"/>
        <text:p text:style-name="P49"># then enter your password (the terminal will not show anything when entering your password)</text:p>
        <text:p text:style-name="P49"># wait for the update to finnish. Then enter</text:p>
        <text:p text:style-name="P46"># DEBIAN/UBUNTU/MINT</text:p>
        <text:p text:style-name="P14"><text:soft-page-break/>sudo apt-get install screenfetch</text:p>
        <text:p text:style-name="P14"/>
        <text:p text:style-name="P46"># ARCH</text:p>
        <text:p text:style-name="P14">sudo pacman -S screenfetch neofetch</text:p>
        <text:p text:style-name="P14"/>
        <text:p text:style-name="P16"># wait for the install to finnish then re-enter</text:p>
        <text:p text:style-name="P14">nano ~/.bashrc</text:p>
        <text:p text:style-name="P14"/>
        <text:p text:style-name="P16"># scroll to the bottom, hit the enter key one or two times, then append (including the <text:s/># <text:s/>)</text:p>
        <text:p text:style-name="P14"># Start Screenfetch</text:p>
        <text:p text:style-name="P14"/>
        <text:p text:style-name="P16"># then hit enter 2 times and append this</text:p>
        <text:p text:style-name="P14">screenfetch</text:p>
        <text:p text:style-name="P14"/>
        <text:p text:style-name="P16"># now save nano (ctrl+o) and exit nano. Now open a new terminal! Your done! Enjoy!</text:p>
        <text:p text:style-name="P25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>Swap partition problems</text:p>
        <text:p text:style-name="P15"/>
        <text:p text:style-name="P49"># if linux can not see the swap partition</text:p>
        <text:p text:style-name="P15"><text:span text:style-name="T26"># Compare</text:span><text:span text:style-name="Strong_20_Emphasis_5f_text"><text:span text:style-name="T26"> </text:span></text:span></text:p>
        <text:p text:style-name="P15"><text:span text:style-name="Strong_20_Emphasis_5f_text"><text:span text:style-name="T19">sudo nano /etc/fstab</text:span></text:span><text:span text:style-name="T19"> </text:span></text:p>
        <text:p text:style-name="P14"/>
        <text:p text:style-name="P49"># and </text:p>
        <text:p text:style-name="P15"><text:span text:style-name="Strong_20_Emphasis_5f_text"><text:span text:style-name="T19">sudo blkid</text:span></text:span><text:span text:style-name="T19"> </text:span></text:p>
        <text:p text:style-name="P14"/>
        <text:p text:style-name="P49"># outputs (the right UUIDs). if the path or UUID is different , fix save in fstab and reboot.</text:p>
        <text:p text:style-name="P27"/>
        <text:p text:style-name="P18"/>
        <text:p text:style-name="P20">SWAPPINESS</text:p>
        <text:p text:style-name="P19"/>
        <text:p text:style-name="P49"># to reduce or change swappines</text:p>
        <text:p text:style-name="P19">sudo bash -c "echo 'vm.swappiness = 10' &gt;&gt; /etc/sysctl.conf"</text:p>
        <text:p text:style-name="P19"/>
        <text:p text:style-name="P49"># or </text:p>
        <text:p text:style-name="P19">sudo nano /etc/sysctl.conf</text:p>
        <text:p text:style-name="P19"/>
        <text:p text:style-name="P49"># scroll to the bottom and look for </text:p>
        <text:p text:style-name="P19">vm.swappiness = 10</text:p>
        <text:p text:style-name="P19"/>
        <text:p text:style-name="P49"># and change the number to 10 or 15</text:p>
        <text:p text:style-name="P49"/>
        <text:p text:style-name="P49"><text:soft-page-break/># then save and exit nano. </text:p>
        <text:p text:style-name="P49"/>
        <text:p text:style-name="P44"><text:span text:style-name="T16"># Reboot the computer. And you are done</text:span></text:p>
        <text:p text:style-name="P19"/>
        <text:p text:style-name="P19"/>
        <text:p text:style-name="P20">CREATING A SWAP FILE</text:p>
        <text:p text:style-name="P41">﻿<text:span text:style-name="T26"># copy and paste in a terminal. you can change the size of 2048 to watever you want.</text:span></text:p>
        <text:p text:style-name="P45"/>
        <text:p text:style-name="P45"><text:span text:style-name="T22"># eg; 2048M=2GB </text:span><text:span text:style-name="T23">4096M=4GB 8192M=8GB 16384M=16GB</text:span></text:p>
        <text:p text:style-name="P28"/>
        <text:p text:style-name="P57">fallocate -l 2048M /swapfile</text:p>
        <text:p text:style-name="P28"/>
        <text:p text:style-name="P57">﻿</text:p>
        <text:p text:style-name="P57">chmod 600 /swapfile</text:p>
        <text:p text:style-name="P28"/>
        <text:p text:style-name="P43">﻿</text:p>
        <text:p text:style-name="P57">mkswap /swapfile</text:p>
        <text:p text:style-name="P19"/>
        <text:p text:style-name="P50">swapon /swapfile</text:p>
        <text:p text:style-name="P29"/>
        <text:p text:style-name="P29"><text:span text:style-name="T21">sudo cat </text:span><text:span text:style-name="T24">/swapfile none swap defaults 0 0 &gt;&gt; /etc/fstab</text:span></text:p>
        <text:p text:style-name="P43">﻿</text:p>
        <text:p text:style-name="P42"># or open and edit</text:p>
        <text:p text:style-name="P30"/>
        <text:p text:style-name="P58">sudo nano /etc/fstab</text:p>
        <text:p text:style-name="P30"/>
        <text:p text:style-name="P59"># and add this at the bottom</text:p>
        <text:p text:style-name="P30"/>
        <text:p text:style-name="P58">/swapfile none swap defaults 0 0</text:p>
        <text:p text:style-name="P31"/>
        <text:p text:style-name="P54"># reboot and your done</text:p>
        <text:p text:style-name="P51"/>
        <text:p text:style-name="P53"># to remove the swap file enter</text:p>
        <text:p text:style-name="P52"/>
        <text:p text:style-name="P39">swapoff -a</text:p>
        <text:p text:style-name="P55"/>
        <text:p text:style-name="P39">rm -f /swapfile</text:p>
        <text:p text:style-name="P56"/>
        <text:p text:style-name="P19"/>
        <text:p text:style-name="P38"/>
        <text:p text:style-name="P38"><text:span text:style-name="Strong_20_Emphasis_5f_text"><text:span text:style-name="T5">GRUB STUFF</text:span></text:span></text:p>
        <text:p text:style-name="Text_20_body"><text:span text:style-name="Strong_20_Emphasis_5f_text"><text:span text:style-name="T2"># Arch and </text:span></text:span><text:span text:style-name="Strong_20_Emphasis_5f_text"><text:span text:style-name="T4">U</text:span></text:span><text:span text:style-name="Strong_20_Emphasis_5f_text"><text:span text:style-name="T2">buntu pathto grub</text:span></text:span><text:span text:style-name="Strong_20_Emphasis_5f_text"><text:span text:style-name="T1"> </text:span></text:span></text:p>
        <text:p text:style-name="Text_20_body"><text:span text:style-name="Strong_20_Emphasis_5f_text"><text:span text:style-name="T7">sudo nano </text:span></text:span><text:span text:style-name="Strong_20_Emphasis_5f_text"><text:span text:style-name="T13">/etc/default/grub</text:span></text:span></text:p>
        <text:p text:style-name="P38"/>
        <text:p text:style-name="P38"><text:span text:style-name="Strong_20_Emphasis_5f_text"><text:span text:style-name="T6">#</text:span></text:span><text:span text:style-name="Strong_20_Emphasis_5f_text"><text:span text:style-name="T2"> to remember last boot</text:span></text:span></text:p>
        <text:p text:style-name="P8"><text:span text:style-name="Source_20_Text_5f_text"><text:span text:style-name="T14">GRUB_DEFAULT=saved</text:span></text:span></text:p>
        <text:p text:style-name="P32"><text:span text:style-name="Source_20_Text_5f_text"><text:span text:style-name="T14">GRUB_SAVEDEFAULT=true</text:span></text:span></text:p>
        <text:p text:style-name="P38"/>
        <text:p text:style-name="P38"/>
        <text:p text:style-name="P38"><text:soft-page-break/><text:span text:style-name="Strong_20_Emphasis_5f_text"><text:span text:style-name="T6">#</text:span></text:span><text:span text:style-name="Strong_20_Emphasis_5f_text"><text:span text:style-name="T2"> to update grub in arch linux</text:span></text:span><text:span text:style-name="Strong_20_Emphasis_5f_text"><text:span text:style-name="T11"> </text:span></text:span></text:p>
        <text:p text:style-name="P38"><text:span text:style-name="Source_20_Text_5f_text"><text:span text:style-name="T15">sudo grub-mkconfig -o /boot/grub/grub.cfg</text:span></text:span></text:p>
        <text:p text:style-name="P38"/>
        <text:p text:style-name="P38"><text:span text:style-name="Strong_20_Emphasis_5f_text"><text:span text:style-name="T6"># </text:span></text:span><text:span text:style-name="Strong_20_Emphasis_5f_text"><text:span text:style-name="T2">to update grub in ubuntu</text:span></text:span></text:p>
        <text:p text:style-name="P38"><text:span text:style-name="Source_20_Text_5f_text"><text:span text:style-name="T15">sudo update-grub</text:span></text:span></text:p>
        <text:p text:style-name="P38"/>
        <text:p text:style-name="Text_20_body"/>
        <text:p text:style-name="Text_20_body"/>
        <text:p text:style-name="Preformatted_20_Text"><text:span text:style-name="Strong_20_Emphasis_5f_text"><text:span text:style-name="T12">things to do after installing Arch Linux:</text:span></text:span></text:p>
        <text:p text:style-name="P2"/>
        <text:p text:style-name="P5"><text:s text:c="2"/></text:p>
        <text:p text:style-name="P4">1. Add user to sudoers file: </text:p>
        <text:p text:style-name="P6"><text:s text:c="2"/><text:span text:style-name="T19">-sign in as root</text:span></text:p>
        <text:p text:style-name="P5"><text:s text:c="2"/><text:span text:style-name="T19">-open the sudoers file: (leafpad /etc/sudoers)</text:span></text:p>
        <text:p text:style-name="P5"><text:s text:c="2"/><text:span text:style-name="T19">-add user below sudoers section same format as file</text:span></text:p>
        <text:p text:style-name="P2"/>
        <text:p text:style-name="P4">2. Install gksudo command: (graphical frontend for the su command)</text:p>
        <text:p text:style-name="P5"><text:s text:c="2"/><text:span text:style-name="T19">sudo pacman -S gksu</text:span></text:p>
        <text:p text:style-name="P2"/>
        <text:p text:style-name="P4">3. Sync fastest mirrors:</text:p>
        <text:p text:style-name="P5"><text:s text:c="2"/><text:span text:style-name="T19">sudo pacman -S reflector</text:span></text:p>
        <text:p text:style-name="P2"/>
        <text:p text:style-name="P5"><text:s text:c="2"/><text:span text:style-name="T19">Verbosely rate and sort the five most recently synchronized mirrors by download speed, and overwrite the file /etc/pacman.d/mirrorlist:</text:span></text:p>
        <text:p text:style-name="P5"><text:s text:c="2"/><text:span text:style-name="T19">sudo reflector --verbose --latest 5 --sort rate --save /etc/pacman.d/mirrorlist</text:span></text:p>
        <text:p text:style-name="P2"/>
        <text:p text:style-name="P5"><text:s text:c="2"/><text:span text:style-name="T19">Select the 200 most recently synchronized HTTP or HTTPS mirrors, sort them by download speed, and overwrite the file /etc/pacman.d/mirrorlist:</text:span></text:p>
        <text:p text:style-name="P5"><text:s text:c="2"/><text:span text:style-name="T19">sudo reflector --latest 200 --protocol http --protocol https --sort rate --save /etc/pacman.d/mirrorlist</text:span></text:p>
        <text:p text:style-name="P2"/>
        <text:p text:style-name="P5"><text:s text:c="2"/><text:span text:style-name="T19">Select the HTTPS mirrors synchronized within the last 12 hours and located in the US, sort them by download speed, and overwrite the file /etc/pacman.d/mirrorlist:</text:span></text:p>
        <text:p text:style-name="P5"><text:s text:c="2"/><text:span text:style-name="T19">sudo reflector --country 'United States' --age 12 --protocol https --sort rate --save /etc/pacman.d/mirrorlist</text:span></text:p>
        <text:p text:style-name="P2"/>
        <text:p text:style-name="P4">4. Update your Arch install</text:p>
        <text:p text:style-name="P5"><text:s text:c="2"/><text:span text:style-name="T19">sudo pacman -Syu</text:span></text:p>
        <text:p text:style-name="P2"/>
        <text:p text:style-name="P4">5. Add yaourt to pacman:</text:p>
        <text:p text:style-name="P5"><text:s text:c="2"/><text:span text:style-name="T19">sudo leafpad /etc/pacman.conf</text:span></text:p>
        <text:p text:style-name="P5"><text:s text:c="2"/><text:span text:style-name="T19">add to bottom of file:</text:span></text:p>
        <text:p text:style-name="P2"/>
        <text:p text:style-name="P5"><text:s text:c="2"/><text:span text:style-name="T19">[archlinuxfr]</text:span></text:p>
        <text:p text:style-name="P5"><text:s text:c="2"/><text:span text:style-name="T19">SigLevel = Never</text:span></text:p>
        <text:p text:style-name="P5"><text:s text:c="2"/><text:span text:style-name="T19">Server = http://repo.archlinux.fr/$arch</text:span></text:p>
        <text:p text:style-name="P5"><text:s text:c="5"/></text:p>
        <text:p text:style-name="P5"><text:s text:c="2"/><text:span text:style-name="T19">go to next step (enable multilib)</text:span></text:p>
        <text:p text:style-name="P5"><text:s text:c="2"/></text:p>
        <text:p text:style-name="P4">6. ** Before saving file enable multilib</text:p>
        <text:p text:style-name="P2"/>
        <text:p text:style-name="P5"><text:s text:c="2"/><text:span text:style-name="T19">save file</text:span></text:p>
        <text:p text:style-name="P2"><text:soft-page-break/></text:p>
        <text:p text:style-name="P5"><text:s text:c="2"/><text:span text:style-name="T19">note: sudo pacman -Syu <text:s/>(update system)</text:span></text:p>
        <text:p text:style-name="P3"/>
        <text:p text:style-name="P2"/>
        <text:p text:style-name="P4">7. Install wireless drivers:</text:p>
        <text:p text:style-name="P5"><text:s text:c="2"/><text:span text:style-name="T19">yaourt -S broadcom-wl</text:span></text:p>
        <text:p text:style-name="P2"/>
        <text:p text:style-name="P2"/>
        <text:p text:style-name="P4">8. Add update utility to system tray:</text:p>
        <text:p text:style-name="P5"><text:s text:c="2"/><text:span text:style-name="T19">yaourt -S pamac-aur</text:span></text:p>
        <text:p text:style-name="P2"/>
        <text:p text:style-name="P4">9. Add downgrade ability:</text:p>
        <text:p text:style-name="P5"><text:s text:c="2"/><text:span text:style-name="T19">yaourt -S downgrade</text:span></text:p>
        <text:p text:style-name="P5"><text:s text:c="2"/><text:span text:style-name="T19">sudo pacman -S expac</text:span></text:p>
        <text:p text:style-name="P2"/>
        <text:p text:style-name="P4">10.Install user folders:</text:p>
        <text:p text:style-name="P5"><text:s text:c="2"/><text:span text:style-name="T19">sudo pacman -S xdg-user-dirs</text:span></text:p>
        <text:p text:style-name="P2"/>
        <text:p text:style-name="P4">11.Install File Utilities:</text:p>
        <text:p text:style-name="P5"><text:s text:c="2"/><text:span text:style-name="T19">sudo pacman -S file-roller p7zip zip unzip unrar</text:span></text:p>
        <text:p text:style-name="P3"/>
        <text:p text:style-name="P4">12.Install your printer:</text:p>
        <text:p text:style-name="P5"><text:s text:c="2"/><text:span text:style-name="T19">sudo pacman -S system-config-printer cups</text:span></text:p>
        <text:p text:style-name="P5"><text:s text:c="2"/><text:span text:style-name="T19">sudo systemctl start org.cups.cupsd.service</text:span></text:p>
        <text:p text:style-name="P5"><text:s text:c="2"/><text:span text:style-name="T19">sudo systemctl enable org.cups.cupsd.service</text:span></text:p>
        <text:p text:style-name="P5"><text:s text:c="2"/><text:span text:style-name="T19">yaourt -S brother-mfc-j870dw</text:span></text:p>
        <text:p text:style-name="P5"><text:s text:c="2"/><text:span text:style-name="T19">yaourt -S brscan4</text:span></text:p>
        <text:p text:style-name="P5"><text:s text:c="2"/><text:span text:style-name="T19">sudo brsaneconfig4 -a name=Brother model=mfcj870dw ip=192.168.1.6</text:span></text:p>
        <text:p text:style-name="P2"/>
        <text:p text:style-name="P4">13.Install multimedia codecs:</text:p>
        <text:p text:style-name="P5"><text:s text:c="2"/><text:span text:style-name="T19">sudo pacman -S gstreamer0.10-bad-plugins gstreamer0.10-base-plugins gstreamer0.10-ffmpeg </text:span></text:p>
        <text:p text:style-name="P5"><text:s text:c="2"/><text:span text:style-name="T19">sudo pacman -S gstreamer0.10-good-plugins gstreamer0.10-ugly-plugins gst-libav gst-plugins-bad </text:span></text:p>
        <text:p text:style-name="P5"><text:s text:c="2"/><text:span text:style-name="T19">sudo pacman -S gst-plugins-base gst-plugins-good gst-plugins-ugly ffmpegthumbnailer</text:span></text:p>
        <text:p text:style-name="P2"/>
        <text:p text:style-name="P4">14.Install proprietary video drivers:</text:p>
        <text:p text:style-name="P5"><text:s text:c="2"/><text:span text:style-name="T19">sudo pacman -S nvidia nvidia-libgl nvidia-settings lib32-libldap lib32-nvidia-utils lib32-nvidia-libgl </text:span></text:p>
        <text:p text:style-name="P5"><text:s text:c="2"/><text:span text:style-name="T19">sudo pacman -S lib32-alsa-lib lib32-alsa-plugins lib32-libpulse lib32-alsa-oss lib32-openal</text:span></text:p>
        <text:p text:style-name="P2"/>
        <text:p text:style-name="P4">15.Install audio apps:</text:p>
        <text:p text:style-name="P5"><text:s text:c="2"/><text:span text:style-name="T19">sudo pacman -S pulseaudio pavucontrol pulseaudio-alsa alsa-utils</text:span></text:p>
        <text:p text:style-name="P2"/>
        <text:p text:style-name="P1"/>
        <text:p text:style-name="P2"/>
        <text:p text:style-name="P2"/>
        <text:p text:style-name="P2"/>
        <text:p text:style-name="P2"># 1 . Install LTS kernel<text:line-break/><text:line-break/>Check your current kernel:<text:line-break/>umane -r<text:line-break/><text:line-break/>Install an LTS kernel and reconfigure grub:<text:line-break/>sudo pacman -S linux-lts<text:line-break/>sudo grub-mkconfig -o /boot/grub/grub.cfg<text:line-break/><text:line-break/>You may also install linux-lts-headers.<text:line-break/>Reboot and check which kernel is in use with uname -r.<text:line-break/><text:line-break/>Remove non-lts kernel<text:line-break/>sudo pacman -Rs linux<text:line-break/><text:line-break/># 2. Install Microcode<text:line-break/><text:line-break/><text:line-break/>For intel processors with grub boot loader:<text:line-break/>sudo pacman -S intel-ucode<text:line-break/><text:soft-page-break/>sudo grub-mkconfig -o /boot/grub/grub.cfg<text:line-break/><text:line-break/>For AMD processors install linux-firmware package.<text:line-break/><text:line-break/># 3. Disable GRUB delay<text:line-break/><text:line-break/>Add the following to /etc/default/grub:<text:line-break/># achieve the fastest possible boot:<text:line-break/>GRUB_FORCE_HIDDEN_MENU="true"<text:line-break/><text:line-break/>Then put file 31_hold_shift to /etc/grub.d/.<text:line-break/>Download 31_hold_shift <text:a xlink:type="simple" xlink:href="https://goo.gl/nac6Kp" text:style-name="Internet_20_link" text:visited-style-name="Visited_20_Internet_20_Link">https://goo.gl/nac6Kp</text:a><text:line-break/><text:line-break/>Make it executable, and regenerate the grub configuration:<text:line-break/>sudo chmod a+x /etc/grub.d/31_hold_shift<text:line-break/>sudo grub-mkconfig -o /boot/grub/grub.cfg<text:line-break/><text:line-break/># 4. Install some key packages<text:line-break/><text:line-break/>sudo pacman -S adobe-source-sans-pro-fonts aspell-en enchant gst-libav gst-plugins-good hunspell-en icedtea-web jre8-openjdk languagetool libmythes mythes-en pkgstats ttf-anonymous-pro ttf-bitstream-vera ttf-dejavu ttf-droid ttf-gentium ttf-liberation ttf-ubuntu-font-family<text:line-break/><text:line-break/># 5. Set up firewall<text:line-break/><text:line-break/>Install ufw:<text:line-break/>sudo pacman -S ufw<text:line-break/><text:line-break/>Enable it.<text:line-break/>sudo ufw enable <text:line-break/><text:line-break/>Check its status:<text:line-break/>sudo ufw status verbose<text:line-break/><text:line-break/>Enable the start-up with the system:<text:line-break/>sudo systemctl enable ufw.service<text:line-break/><text:line-break/>Reboot and check the status again. It should be active.<text:line-break/><text:line-break/># 6. Encrypt your home directory<text:line-break/><text:line-break/>Logged out. Switch to a console with Ctrl+Alt+F2. Login as a root and check that your user own no processes:<text:line-break/>ps -U username <text:line-break/><text:line-break/>Install the necessary applications: <text:line-break/>sudo pacman -S rsync lsof ecryptfs-utils<text:line-break/><text:line-break/>Then encrypt your home directory: <text:line-break/>modprobe ecryptfs<text:line-break/>ecryptfs-migrate-home -u username<text:line-break/><text:line-break/>Mount your encrypted home.<text:line-break/>ecryptfs-mount-private<text:line-break/><text:line-break/>Unwrap the passphrase and save it somewhere where only you can access it.<text:line-break/>ecryptfs-unwrap-passphrase<text:line-break/><text:line-break/>Run<text:line-break/>ls .ecryptfs<text:line-break/><text:line-break/>Edit /etc/pam.d/system-auth:<text:line-break/><text:line-break/>After the line "auth required pam_unix.so" add: <text:line-break/>auth required pam_ecryptfs.so unwrap<text:line-break/><text:line-break/>Above the line "password required pam_unix.so" insert: <text:line-break/>password optional pam_ecryptfs.so<text:line-break/><text:line-break/><text:soft-page-break/>After the line "session required pam_unix.so" add: <text:line-break/>session optional pam_ecryptfs.so unwrap<text:line-break/><text:line-break/>Reboot and make sure that you can login to your desktop<text:line-break/><text:line-break/># 7. Remove orphans<text:line-break/><text:line-break/>sudo pacman -Rns $(pacman -Qtdq)<text:line-break/><text:line-break/># 8. Optimize pacman's database access speeds<text:line-break/><text:line-break/>sudo pacman-optimize<text:line-break/><text:line-break/>9. Check for errors<text:line-break/><text:line-break/>sudo systemctl --failed<text:line-break/>sudo journalctl -p 3 -xb<text:line-break/><text:line-break/><text:line-break/>10. Backup the system<text:line-break/><text:line-break/>sudo rsync -aAXvP --delete --exclude=/dev/* --exclude=/proc/* --exclude=/sys/* --exclude=/tmp/* --exclude=/run/* --exclude=/mnt/* --exclude=/media/* --exclude=/lost+found / /mnt/backupDestination/<text:line-break/><text:line-break/>Please, subscribe if you want to watch more Linux videos.</text:p>
        <text:p text:style-name="P1"/>
        <text:p text:style-name="P2"/>
        <text:p text:style-name="P34"/>
        <text:p text:style-name="Text_20_body"><text:line-break/></text:p>
        <text:p text:style-name="P38"><text:span text:style-name="Strong_20_Emphasis_5f_text"><text:span text:style-name="T5">Change or wipe a Windows password:</text:span></text:span><text:span text:style-name="T1"> Just like you installed Clam to scan for viruses, you can install a little open-source utility, </text:span><text:span text:style-name="Strong_20_Emphasis_5f_text"><text:span text:style-name="T9">chntpw</text:span></text:span><text:span text:style-name="T1"> (as in Change NT Password) to clear out a Windows password you can't remember, or change a password you feel is insecure. After searching and installing </text:span><text:span text:style-name="Source_20_Text_5f_text"><text:span text:style-name="T8">chntpw</text:span></text:span><text:span text:style-name="T1"> from Synaptic, open up the Places menu from your left-hand menus. Head into Windows, and navigate to </text:span><text:span text:style-name="Source_20_Text_5f_text"><text:span text:style-name="T8">Windows\System32\config</text:span></text:span><text:span text:style-name="T1">—where the SAM file is kept. Hold down your Shift key and right-click somewhere inside that config folder, then select "Open Terminal Here." From that terminal, you can type in this command to change the main administrator's password:</text:span></text:p>
        <text:p text:style-name="P12"><text:span text:style-name="Source_20_Text_5f_text"><text:span text:style-name="T8">sudo chntpw SAM</text:span></text:span></text:p>
        <text:p text:style-name="P13">If you're looking to change Samantha's password instead, type something like:</text:p>
        <text:p text:style-name="P12"><text:span text:style-name="Source_20_Text_5f_text"><text:span text:style-name="T8">sudo chntpw -u Samantha SAM</text:span></text:span></text:p>
        <text:p text:style-name="P13">You'll see some options you can type in, from 1-4, but you'll generally want to stick with "clearing" the password, then changing it when you head back into Windows. It's been reported to work with XP and Vista, and I tested it out on Windows 7 and had success clearing a standard user's password.</text:p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ElizabethSerif" svg:font-family="ElizabethSerif, Georgia, serif"/>
    <style:font-face style:name="Inconsolata" svg:font-family="Inconsolata, Courier, monospace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Verdana" svg:font-family="Verdana, Arial, Helvetica, sans-serif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DejaVu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Plain_20_Text" style:display-name="Plain Text" style:family="paragraph" style:parent-style-name="Normal">
      <style:text-properties style:font-name="Courier New" fo:font-family="'Courier New'"/>
    </style:style>
    <style:style style:name="Normal" style:family="paragraph">
      <style:paragraph-properties fo:orphans="2" fo:widows="2" style:writing-mode="lr-tb"/>
      <style:text-properties style:font-name="Liberation Serif" fo:font-family="'Liberation Serif'" fo:font-size="12pt" fo:language="en" fo:country="US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Preformatted_20_Text" style:display-name="Preformatted Text" style:family="paragraph" style:parent-style-name="Normal" style:class="html">
      <style:paragraph-properties fo:margin-top="0in" fo:margin-bottom="0in" loext:contextual-spacing="false"/>
      <style:text-properties style:font-name="Liberation Mono" fo:font-family="'Liberation Mono'" fo:font-size="10pt"/>
    </style:style>
    <style:style style:name="Strong_20_Emphasis_5f_text" style:display-name="Strong Emphasis_text" style:family="text">
      <style:text-properties fo:font-weight="bold"/>
    </style:style>
    <style:style style:name="Source_20_Text_5f_text" style:display-name="Source Text_text" style:family="text">
      <style:text-properties style:font-name="Liberation Mono" fo:font-family="'Liberation Mono'"/>
    </style:style>
    <style:style style:name="Bullet_20_Symbols_5f_text" style:display-name="Bullet Symbols_text" style:family="text">
      <style:text-properties style:font-name="OpenSymbol" fo:font-family="OpenSymbol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Emphasis_5f_text" style:display-name="Emphasis_text" style:family="text">
      <style:text-properties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creation-date>2017-06-04T21:29:02.996023556</meta:creation-date>
    <dc:date>2017-11-11T17:15:58.154564864</dc:date>
    <meta:editing-duration>PT9M51S</meta:editing-duration>
    <meta:editing-cycles>1</meta:editing-cycles>
    <meta:document-statistic meta:table-count="0" meta:image-count="0" meta:object-count="0" meta:page-count="8" meta:paragraph-count="198" meta:word-count="1698" meta:character-count="10864" meta:non-whitespace-character-count="9127"/>
  </office:meta>
</office:document-meta>
</file>